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3-0/content.xml"/>
  <manifest:file-entry manifest:media-type="text/xml" manifest:full-path="Object 3-0/styles.xml"/>
  <manifest:file-entry manifest:media-type="text/xml" manifest:full-path="Object 3-0/meta.xml"/>
  <manifest:file-entry manifest:media-type="application/vnd.oasis.opendocument.chart" manifest:full-path="Object 3-0"/>
  <manifest:file-entry manifest:media-type="text/xml" manifest:full-path="Object 4-0/content.xml"/>
  <manifest:file-entry manifest:media-type="text/xml" manifest:full-path="Object 4-0/styles.xml"/>
  <manifest:file-entry manifest:media-type="text/xml" manifest:full-path="Object 4-0/meta.xml"/>
  <manifest:file-entry manifest:media-type="application/vnd.oasis.opendocument.chart" manifest:full-path="Object 4-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604166666666667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Sequencial">
      <style:table-properties table:display="true" style:writing-mode="lr-tb"/>
    </style:style>
    <style:style style:name="ta2" style:family="table" style:master-page-name="PageStyle_5f_C++11">
      <style:table-properties table:display="true" style:writing-mode="lr-tb"/>
    </style:style>
    <style:style style:name="ta3" style:family="table" style:master-page-name="PageStyle_5f_OpemMP">
      <style:table-properties table:display="true" style:writing-mode="lr-tb"/>
    </style:style>
    <style:style style:name="ta4" style:family="table" style:master-page-name="PageStyle_5f_Tempo em segundos">
      <style:table-properties table:display="true" style:writing-mode="lr-tb"/>
    </style:style>
    <style:style style:name="ta5" style:family="table" style:master-page-name="PageStyle_5f_SpeedUp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Sequencia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2" office:value-type="float" office:value="3.232">
            <text:p>3.23</text:p>
          </table:table-cell>
        </table:table-row>
        <table:table-row table:style-name="ro2">
          <table:table-cell/>
          <table:table-cell table:style-name="ce22" office:value-type="float" office:value="3.22206">
            <text:p>3.22</text:p>
          </table:table-cell>
        </table:table-row>
        <table:table-row table:style-name="ro2">
          <table:table-cell/>
          <table:table-cell table:style-name="ce22" office:value-type="float" office:value="3.22404">
            <text:p>3.22</text:p>
          </table:table-cell>
        </table:table-row>
        <table:table-row table:style-name="ro2">
          <table:table-cell/>
          <table:table-cell table:style-name="ce22" office:value-type="float" office:value="3.2321">
            <text:p>3.23</text:p>
          </table:table-cell>
        </table:table-row>
        <table:table-row table:style-name="ro2">
          <table:table-cell/>
          <table:table-cell table:style-name="ce22" office:value-type="float" office:value="3.21496">
            <text:p>3.21</text:p>
          </table:table-cell>
        </table:table-row>
        <table:table-row table:style-name="ro2">
          <table:table-cell/>
          <table:table-cell table:style-name="ce22" office:value-type="float" office:value="3.2201">
            <text:p>3.22</text:p>
          </table:table-cell>
        </table:table-row>
        <table:table-row table:style-name="ro2">
          <table:table-cell/>
          <table:table-cell table:style-name="ce22" office:value-type="float" office:value="3.23466">
            <text:p>3.23</text:p>
          </table:table-cell>
        </table:table-row>
        <table:table-row table:style-name="ro2">
          <table:table-cell/>
          <table:table-cell table:style-name="ce22" office:value-type="float" office:value="3.22369">
            <text:p>3.22</text:p>
          </table:table-cell>
        </table:table-row>
        <table:table-row table:style-name="ro2">
          <table:table-cell/>
          <table:table-cell table:style-name="ce22" office:value-type="float" office:value="3.22086">
            <text:p>3.22</text:p>
          </table:table-cell>
        </table:table-row>
        <table:table-row table:style-name="ro2">
          <table:table-cell/>
          <table:table-cell table:style-name="ce22" office:value-type="float" office:value="3.23501">
            <text:p>3.24</text:p>
          </table:table-cell>
        </table:table-row>
        <table:table-row table:style-name="ro2">
          <table:table-cell table:style-name="ce21" office:value-type="string">
            <text:p>media</text:p>
          </table:table-cell>
          <table:table-cell table:style-name="ce24" table:formula="oooc:=AVERAGE([.B1:.B10])" office:value-type="string">
            <text:p>3,23</text:p>
          </table:table-cell>
        </table:table-row>
      </table:table>
      <table:table table:name="C++11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4">
          <table:table-cell table:style-name="ce21"/>
          <table:table-cell table:style-name="ce23" table:number-columns-spanned="8" table:number-rows-spanned="1" office:value-type="string">
            <text:p>Threads</text:p>
          </table:table-cell>
          <table:covered-table-cell table:number-columns-repeated="7"/>
        </table:table-row>
        <table:table-row table:style-name="ro4"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3.41635">
            <text:p>3.41635</text:p>
          </table:table-cell>
          <table:table-cell table:style-name="ce21" office:value-type="float" office:value="2.38735">
            <text:p>2.38735</text:p>
          </table:table-cell>
          <table:table-cell table:style-name="ce21" office:value-type="float" office:value="2.13149">
            <text:p>2.13149</text:p>
          </table:table-cell>
          <table:table-cell table:style-name="ce21" office:value-type="float" office:value="2.10775">
            <text:p>2.10775</text:p>
          </table:table-cell>
          <table:table-cell table:style-name="ce21" office:value-type="float" office:value="1.55556">
            <text:p>1.55556</text:p>
          </table:table-cell>
          <table:table-cell table:style-name="ce21" office:value-type="float" office:value="1.50915">
            <text:p>1.50915</text:p>
          </table:table-cell>
          <table:table-cell table:style-name="ce21" office:value-type="float" office:value="1.38023">
            <text:p>1.38023</text:p>
          </table:table-cell>
          <table:table-cell table:style-name="ce21" office:value-type="float" office:value="1.12899">
            <text:p>1.12899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3.41777">
            <text:p>3.41777</text:p>
          </table:table-cell>
          <table:table-cell table:style-name="ce21" office:value-type="float" office:value="2.3873">
            <text:p>2.3873</text:p>
          </table:table-cell>
          <table:table-cell table:style-name="ce21" office:value-type="float" office:value="2.13313">
            <text:p>2.13313</text:p>
          </table:table-cell>
          <table:table-cell table:style-name="ce21" office:value-type="float" office:value="2.10353">
            <text:p>2.10353</text:p>
          </table:table-cell>
          <table:table-cell table:style-name="ce21" office:value-type="float" office:value="1.55305">
            <text:p>1.55305</text:p>
          </table:table-cell>
          <table:table-cell table:style-name="ce21" office:value-type="float" office:value="1.50915">
            <text:p>1.50915</text:p>
          </table:table-cell>
          <table:table-cell table:style-name="ce21" office:value-type="float" office:value="1.37115">
            <text:p>1.37115</text:p>
          </table:table-cell>
          <table:table-cell table:style-name="ce21" office:value-type="float" office:value="1.14154">
            <text:p>1.14154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3.41489">
            <text:p>3.41489</text:p>
          </table:table-cell>
          <table:table-cell table:style-name="ce21" office:value-type="float" office:value="2.38364">
            <text:p>2.38364</text:p>
          </table:table-cell>
          <table:table-cell table:style-name="ce21" office:value-type="float" office:value="2.12256">
            <text:p>2.12256</text:p>
          </table:table-cell>
          <table:table-cell table:style-name="ce21" office:value-type="float" office:value="2.11061">
            <text:p>2.11061</text:p>
          </table:table-cell>
          <table:table-cell table:style-name="ce21" office:value-type="float" office:value="1.56494">
            <text:p>1.56494</text:p>
          </table:table-cell>
          <table:table-cell table:style-name="ce21" office:value-type="float" office:value="1.50214">
            <text:p>1.50214</text:p>
          </table:table-cell>
          <table:table-cell table:style-name="ce21" office:value-type="float" office:value="1.3834">
            <text:p>1.3834</text:p>
          </table:table-cell>
          <table:table-cell table:style-name="ce21" office:value-type="float" office:value="1.12848">
            <text:p>1.12848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3.41486">
            <text:p>3.41486</text:p>
          </table:table-cell>
          <table:table-cell table:style-name="ce21" office:value-type="float" office:value="2.38654">
            <text:p>2.38654</text:p>
          </table:table-cell>
          <table:table-cell table:style-name="ce21" office:value-type="float" office:value="2.13241">
            <text:p>2.13241</text:p>
          </table:table-cell>
          <table:table-cell table:style-name="ce21" office:value-type="float" office:value="2.11021">
            <text:p>2.11021</text:p>
          </table:table-cell>
          <table:table-cell table:style-name="ce21" office:value-type="float" office:value="1.56027">
            <text:p>1.56027</text:p>
          </table:table-cell>
          <table:table-cell table:style-name="ce21" office:value-type="float" office:value="1.5168">
            <text:p>1.5168</text:p>
          </table:table-cell>
          <table:table-cell table:style-name="ce21" office:value-type="float" office:value="1.38337">
            <text:p>1.38337</text:p>
          </table:table-cell>
          <table:table-cell table:style-name="ce21" office:value-type="float" office:value="1.13887">
            <text:p>1.13887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3.41717">
            <text:p>3.41717</text:p>
          </table:table-cell>
          <table:table-cell table:style-name="ce21" office:value-type="float" office:value="2.37627">
            <text:p>2.37627</text:p>
          </table:table-cell>
          <table:table-cell table:style-name="ce21" office:value-type="float" office:value="2.14238">
            <text:p>2.14238</text:p>
          </table:table-cell>
          <table:table-cell table:style-name="ce21" office:value-type="float" office:value="2.11078">
            <text:p>2.11078</text:p>
          </table:table-cell>
          <table:table-cell table:style-name="ce21" office:value-type="float" office:value="1.56009">
            <text:p>1.56009</text:p>
          </table:table-cell>
          <table:table-cell table:style-name="ce21" office:value-type="float" office:value="1.52042">
            <text:p>1.52042</text:p>
          </table:table-cell>
          <table:table-cell table:style-name="ce21" office:value-type="float" office:value="1.38716">
            <text:p>1.38716</text:p>
          </table:table-cell>
          <table:table-cell table:style-name="ce21" office:value-type="float" office:value="1.13984">
            <text:p>1.13984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3.41571">
            <text:p>3.41571</text:p>
          </table:table-cell>
          <table:table-cell table:style-name="ce21" office:value-type="float" office:value="2.38751">
            <text:p>2.38751</text:p>
          </table:table-cell>
          <table:table-cell table:style-name="ce21" office:value-type="float" office:value="2.13048">
            <text:p>2.13048</text:p>
          </table:table-cell>
          <table:table-cell table:style-name="ce21" office:value-type="float" office:value="2.10091">
            <text:p>2.10091</text:p>
          </table:table-cell>
          <table:table-cell table:style-name="ce21" office:value-type="float" office:value="1.55165">
            <text:p>1.55165</text:p>
          </table:table-cell>
          <table:table-cell table:style-name="ce21" office:value-type="float" office:value="1.51517">
            <text:p>1.51517</text:p>
          </table:table-cell>
          <table:table-cell table:style-name="ce21" office:value-type="float" office:value="1.38029">
            <text:p>1.38029</text:p>
          </table:table-cell>
          <table:table-cell table:style-name="ce21" office:value-type="float" office:value="1.14349">
            <text:p>1.14349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3.41481">
            <text:p>3.41481</text:p>
          </table:table-cell>
          <table:table-cell table:style-name="ce21" office:value-type="float" office:value="2.38708">
            <text:p>2.38708</text:p>
          </table:table-cell>
          <table:table-cell table:style-name="ce21" office:value-type="float" office:value="2.12128">
            <text:p>2.12128</text:p>
          </table:table-cell>
          <table:table-cell table:style-name="ce21" office:value-type="float" office:value="2.11272">
            <text:p>2.11272</text:p>
          </table:table-cell>
          <table:table-cell table:style-name="ce21" office:value-type="float" office:value="1.55845">
            <text:p>1.55845</text:p>
          </table:table-cell>
          <table:table-cell table:style-name="ce21" office:value-type="float" office:value="1.52083">
            <text:p>1.52083</text:p>
          </table:table-cell>
          <table:table-cell table:style-name="ce21" office:value-type="float" office:value="1.37689">
            <text:p>1.37689</text:p>
          </table:table-cell>
          <table:table-cell table:style-name="ce21" office:value-type="float" office:value="1.1254">
            <text:p>1.1254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3.4173">
            <text:p>3.4173</text:p>
          </table:table-cell>
          <table:table-cell table:style-name="ce21" office:value-type="float" office:value="2.3845">
            <text:p>2.3845</text:p>
          </table:table-cell>
          <table:table-cell table:style-name="ce21" office:value-type="float" office:value="2.13132">
            <text:p>2.13132</text:p>
          </table:table-cell>
          <table:table-cell table:style-name="ce21" office:value-type="float" office:value="2.10776">
            <text:p>2.10776</text:p>
          </table:table-cell>
          <table:table-cell table:style-name="ce21" office:value-type="float" office:value="1.5652">
            <text:p>1.5652</text:p>
          </table:table-cell>
          <table:table-cell table:style-name="ce21" office:value-type="float" office:value="1.51416">
            <text:p>1.51416</text:p>
          </table:table-cell>
          <table:table-cell table:style-name="ce21" office:value-type="float" office:value="1.38244">
            <text:p>1.38244</text:p>
          </table:table-cell>
          <table:table-cell table:style-name="ce21" office:value-type="float" office:value="1.13712">
            <text:p>1.13712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3.4177">
            <text:p>3.4177</text:p>
          </table:table-cell>
          <table:table-cell table:style-name="ce21" office:value-type="float" office:value="2.38396">
            <text:p>2.38396</text:p>
          </table:table-cell>
          <table:table-cell table:style-name="ce21" office:value-type="float" office:value="2.13187">
            <text:p>2.13187</text:p>
          </table:table-cell>
          <table:table-cell table:style-name="ce21" office:value-type="float" office:value="2.10205">
            <text:p>2.10205</text:p>
          </table:table-cell>
          <table:table-cell table:style-name="ce21" office:value-type="float" office:value="1.56561">
            <text:p>1.56561</text:p>
          </table:table-cell>
          <table:table-cell table:style-name="ce21" office:value-type="float" office:value="1.52083">
            <text:p>1.52083</text:p>
          </table:table-cell>
          <table:table-cell table:style-name="ce21" office:value-type="float" office:value="1.37247">
            <text:p>1.37247</text:p>
          </table:table-cell>
          <table:table-cell table:style-name="ce21" office:value-type="float" office:value="1.13408">
            <text:p>1.13408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3.41749">
            <text:p>3.41749</text:p>
          </table:table-cell>
          <table:table-cell table:style-name="ce21" office:value-type="float" office:value="2.39154">
            <text:p>2.39154</text:p>
          </table:table-cell>
          <table:table-cell table:style-name="ce21" office:value-type="float" office:value="2.14264">
            <text:p>2.14264</text:p>
          </table:table-cell>
          <table:table-cell table:style-name="ce21" office:value-type="float" office:value="2.11071">
            <text:p>2.11071</text:p>
          </table:table-cell>
          <table:table-cell table:style-name="ce21" office:value-type="float" office:value="1.55834">
            <text:p>1.55834</text:p>
          </table:table-cell>
          <table:table-cell table:style-name="ce21" office:value-type="float" office:value="1.50103">
            <text:p>1.50103</text:p>
          </table:table-cell>
          <table:table-cell table:style-name="ce21" office:value-type="float" office:value="1.37056">
            <text:p>1.37056</text:p>
          </table:table-cell>
          <table:table-cell table:style-name="ce21" office:value-type="float" office:value="1.13584">
            <text:p>1.13584</text:p>
          </table:table-cell>
        </table:table-row>
        <table:table-row table:style-name="ro2">
          <table:table-cell table:style-name="ce21" office:value-type="string">
            <text:p>media</text:p>
          </table:table-cell>
          <table:table-cell table:formula="oooc:=AVERAGE([.B3:.B12])" office:value-type="string">
            <text:p>3,416405</text:p>
          </table:table-cell>
          <table:table-cell table:formula="oooc:=AVERAGE([.C3:.C12])" office:value-type="string">
            <text:p>2,385569</text:p>
          </table:table-cell>
          <table:table-cell table:formula="oooc:=AVERAGE([.D3:.D12])" office:value-type="string">
            <text:p>2,131956</text:p>
          </table:table-cell>
          <table:table-cell table:formula="oooc:=AVERAGE([.E3:.E12])" office:value-type="string">
            <text:p>2,107703</text:p>
          </table:table-cell>
          <table:table-cell table:formula="oooc:=AVERAGE([.F3:.F12])" office:value-type="string">
            <text:p>1,559316</text:p>
          </table:table-cell>
          <table:table-cell table:formula="oooc:=AVERAGE([.G3:.G12])" office:value-type="string">
            <text:p>1,512968</text:p>
          </table:table-cell>
          <table:table-cell table:formula="oooc:=AVERAGE([.H3:.H12])" office:value-type="string">
            <text:p>1,378796</text:p>
          </table:table-cell>
          <table:table-cell table:formula="oooc:=AVERAGE([.I3:.I12])" office:value-type="string">
            <text:p>1,135365</text:p>
          </table:table-cell>
        </table:table-row>
      </table:table>
      <table:table table:name="OpemMP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/>
          <table:table-cell table:style-name="ce23" table:number-columns-spanned="8" table:number-rows-spanned="1" office:value-type="string">
            <text:p>Threads</text:p>
          </table:table-cell>
          <table:covered-table-cell table:number-columns-repeated="7"/>
        </table:table-row>
        <table:table-row table:style-name="ro2"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3.34826">
            <text:p>3.34826</text:p>
          </table:table-cell>
          <table:table-cell table:style-name="ce21" office:value-type="float" office:value="2.14286">
            <text:p>2.14286</text:p>
          </table:table-cell>
          <table:table-cell table:style-name="ce21" office:value-type="float" office:value="1.66231">
            <text:p>1.66231</text:p>
          </table:table-cell>
          <table:table-cell table:style-name="ce21" office:value-type="float" office:value="1.2988">
            <text:p>1.2988</text:p>
          </table:table-cell>
          <table:table-cell table:style-name="ce21" office:value-type="float" office:value="1.09113">
            <text:p>1.09113</text:p>
          </table:table-cell>
          <table:table-cell table:style-name="ce21" office:value-type="float" office:value="1.12731">
            <text:p>1.12731</text:p>
          </table:table-cell>
          <table:table-cell table:style-name="ce21" office:value-type="float" office:value="1.13842">
            <text:p>1.13842</text:p>
          </table:table-cell>
          <table:table-cell table:style-name="ce21" office:value-type="float" office:value="1.33474">
            <text:p>1.33474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3.35036">
            <text:p>3.35036</text:p>
          </table:table-cell>
          <table:table-cell table:style-name="ce21" office:value-type="float" office:value="2.19742">
            <text:p>2.19742</text:p>
          </table:table-cell>
          <table:table-cell table:style-name="ce21" office:value-type="float" office:value="1.71853">
            <text:p>1.71853</text:p>
          </table:table-cell>
          <table:table-cell table:style-name="ce21" office:value-type="float" office:value="1.34912">
            <text:p>1.34912</text:p>
          </table:table-cell>
          <table:table-cell table:style-name="ce21" office:value-type="float" office:value="1.09051">
            <text:p>1.09051</text:p>
          </table:table-cell>
          <table:table-cell table:style-name="ce21" office:value-type="float" office:value="1.14334">
            <text:p>1.14334</text:p>
          </table:table-cell>
          <table:table-cell table:style-name="ce21" office:value-type="float" office:value="1.1192">
            <text:p>1.1192</text:p>
          </table:table-cell>
          <table:table-cell table:style-name="ce21" office:value-type="float" office:value="1.34728">
            <text:p>1.34728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3.39469">
            <text:p>3.39469</text:p>
          </table:table-cell>
          <table:table-cell table:style-name="ce21" office:value-type="float" office:value="2.14095">
            <text:p>2.14095</text:p>
          </table:table-cell>
          <table:table-cell table:style-name="ce21" office:value-type="float" office:value="1.58927">
            <text:p>1.58927</text:p>
          </table:table-cell>
          <table:table-cell table:style-name="ce21" office:value-type="float" office:value="1.33737">
            <text:p>1.33737</text:p>
          </table:table-cell>
          <table:table-cell table:style-name="ce21" office:value-type="float" office:value="1.07234">
            <text:p>1.07234</text:p>
          </table:table-cell>
          <table:table-cell table:style-name="ce21" office:value-type="float" office:value="1.11837">
            <text:p>1.11837</text:p>
          </table:table-cell>
          <table:table-cell table:style-name="ce21" office:value-type="float" office:value="1.18321">
            <text:p>1.18321</text:p>
          </table:table-cell>
          <table:table-cell table:style-name="ce21" office:value-type="float" office:value="1.36882">
            <text:p>1.36882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3.35442">
            <text:p>3.35442</text:p>
          </table:table-cell>
          <table:table-cell table:style-name="ce21" office:value-type="float" office:value="2.12224">
            <text:p>2.12224</text:p>
          </table:table-cell>
          <table:table-cell table:style-name="ce21" office:value-type="float" office:value="1.57423">
            <text:p>1.57423</text:p>
          </table:table-cell>
          <table:table-cell table:style-name="ce21" office:value-type="float" office:value="1.32275">
            <text:p>1.32275</text:p>
          </table:table-cell>
          <table:table-cell table:style-name="ce21" office:value-type="float" office:value="1.08999">
            <text:p>1.08999</text:p>
          </table:table-cell>
          <table:table-cell table:style-name="ce21" office:value-type="float" office:value="1.10583">
            <text:p>1.10583</text:p>
          </table:table-cell>
          <table:table-cell table:style-name="ce21" office:value-type="float" office:value="1.16309">
            <text:p>1.16309</text:p>
          </table:table-cell>
          <table:table-cell table:style-name="ce21" office:value-type="float" office:value="1.28389">
            <text:p>1.28389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3.35017">
            <text:p>3.35017</text:p>
          </table:table-cell>
          <table:table-cell table:style-name="ce21" office:value-type="float" office:value="2.22184">
            <text:p>2.22184</text:p>
          </table:table-cell>
          <table:table-cell table:style-name="ce21" office:value-type="float" office:value="1.77615">
            <text:p>1.77615</text:p>
          </table:table-cell>
          <table:table-cell table:style-name="ce21" office:value-type="float" office:value="1.30236">
            <text:p>1.30236</text:p>
          </table:table-cell>
          <table:table-cell table:style-name="ce21" office:value-type="float" office:value="1.06911">
            <text:p>1.06911</text:p>
          </table:table-cell>
          <table:table-cell table:style-name="ce21" office:value-type="float" office:value="1.07628">
            <text:p>1.07628</text:p>
          </table:table-cell>
          <table:table-cell table:style-name="ce21" office:value-type="float" office:value="1.19404">
            <text:p>1.19404</text:p>
          </table:table-cell>
          <table:table-cell table:style-name="ce21" office:value-type="float" office:value="1.10452">
            <text:p>1.10452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3.33233">
            <text:p>3.33233</text:p>
          </table:table-cell>
          <table:table-cell table:style-name="ce21" office:value-type="float" office:value="2.1648">
            <text:p>2.1648</text:p>
          </table:table-cell>
          <table:table-cell table:style-name="ce21" office:value-type="float" office:value="1.51423">
            <text:p>1.51423</text:p>
          </table:table-cell>
          <table:table-cell table:style-name="ce21" office:value-type="float" office:value="1.30915">
            <text:p>1.30915</text:p>
          </table:table-cell>
          <table:table-cell table:style-name="ce21" office:value-type="float" office:value="1.09663">
            <text:p>1.09663</text:p>
          </table:table-cell>
          <table:table-cell table:style-name="ce21" office:value-type="float" office:value="1.13036">
            <text:p>1.13036</text:p>
          </table:table-cell>
          <table:table-cell table:style-name="ce21" office:value-type="float" office:value="1.1929">
            <text:p>1.1929</text:p>
          </table:table-cell>
          <table:table-cell table:style-name="ce21" office:value-type="float" office:value="1.23438">
            <text:p>1.23438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3.35054">
            <text:p>3.35054</text:p>
          </table:table-cell>
          <table:table-cell table:style-name="ce21" office:value-type="float" office:value="2.11497">
            <text:p>2.11497</text:p>
          </table:table-cell>
          <table:table-cell table:style-name="ce21" office:value-type="float" office:value="1.60089">
            <text:p>1.60089</text:p>
          </table:table-cell>
          <table:table-cell table:style-name="ce21" office:value-type="float" office:value="1.32739">
            <text:p>1.32739</text:p>
          </table:table-cell>
          <table:table-cell table:style-name="ce21" office:value-type="float" office:value="1.0678">
            <text:p>1.0678</text:p>
          </table:table-cell>
          <table:table-cell table:style-name="ce21" office:value-type="float" office:value="1.07977">
            <text:p>1.07977</text:p>
          </table:table-cell>
          <table:table-cell table:style-name="ce21" office:value-type="float" office:value="1.13993">
            <text:p>1.13993</text:p>
          </table:table-cell>
          <table:table-cell table:style-name="ce21" office:value-type="float" office:value="1.25973">
            <text:p>1.25973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3.32971">
            <text:p>3.32971</text:p>
          </table:table-cell>
          <table:table-cell table:style-name="ce21" office:value-type="float" office:value="2.13381">
            <text:p>2.13381</text:p>
          </table:table-cell>
          <table:table-cell table:style-name="ce21" office:value-type="float" office:value="1.64953">
            <text:p>1.64953</text:p>
          </table:table-cell>
          <table:table-cell table:style-name="ce21" office:value-type="float" office:value="1.27846">
            <text:p>1.27846</text:p>
          </table:table-cell>
          <table:table-cell table:style-name="ce21" office:value-type="float" office:value="1.08254">
            <text:p>1.08254</text:p>
          </table:table-cell>
          <table:table-cell table:style-name="ce21" office:value-type="float" office:value="1.0747">
            <text:p>1.0747</text:p>
          </table:table-cell>
          <table:table-cell table:style-name="ce21" office:value-type="float" office:value="1.16701">
            <text:p>1.16701</text:p>
          </table:table-cell>
          <table:table-cell table:style-name="ce21" office:value-type="float" office:value="1.32867">
            <text:p>1.32867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3.39471">
            <text:p>3.39471</text:p>
          </table:table-cell>
          <table:table-cell table:style-name="ce21" office:value-type="float" office:value="2.1509">
            <text:p>2.1509</text:p>
          </table:table-cell>
          <table:table-cell table:style-name="ce21" office:value-type="float" office:value="1.5617">
            <text:p>1.5617</text:p>
          </table:table-cell>
          <table:table-cell table:style-name="ce21" office:value-type="float" office:value="1.28147">
            <text:p>1.28147</text:p>
          </table:table-cell>
          <table:table-cell table:style-name="ce21" office:value-type="float" office:value="1.10642">
            <text:p>1.10642</text:p>
          </table:table-cell>
          <table:table-cell table:style-name="ce21" office:value-type="float" office:value="1.08862">
            <text:p>1.08862</text:p>
          </table:table-cell>
          <table:table-cell table:style-name="ce21" office:value-type="float" office:value="1.1683">
            <text:p>1.1683</text:p>
          </table:table-cell>
          <table:table-cell table:style-name="ce21" office:value-type="float" office:value="1.25377">
            <text:p>1.25377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3.34992">
            <text:p>3.34992</text:p>
          </table:table-cell>
          <table:table-cell table:style-name="ce21" office:value-type="float" office:value="2.19752">
            <text:p>2.19752</text:p>
          </table:table-cell>
          <table:table-cell table:style-name="ce21" office:value-type="float" office:value="1.73231">
            <text:p>1.73231</text:p>
          </table:table-cell>
          <table:table-cell table:style-name="ce21" office:value-type="float" office:value="1.37314">
            <text:p>1.37314</text:p>
          </table:table-cell>
          <table:table-cell table:style-name="ce21" office:value-type="float" office:value="1.03537">
            <text:p>1.03537</text:p>
          </table:table-cell>
          <table:table-cell table:style-name="ce21" office:value-type="float" office:value="1.08411">
            <text:p>1.08411</text:p>
          </table:table-cell>
          <table:table-cell table:style-name="ce21" office:value-type="float" office:value="1.18017">
            <text:p>1.18017</text:p>
          </table:table-cell>
          <table:table-cell table:style-name="ce21" office:value-type="float" office:value="1.28052">
            <text:p>1.28052</text:p>
          </table:table-cell>
        </table:table-row>
        <table:table-row table:style-name="ro2">
          <table:table-cell table:style-name="ce21" office:value-type="string">
            <text:p>média</text:p>
          </table:table-cell>
          <table:table-cell table:formula="oooc:=AVERAGE([.B3:.B12])" office:value-type="string">
            <text:p>3,355511</text:p>
          </table:table-cell>
          <table:table-cell table:formula="oooc:=AVERAGE([.C3:.C12])" office:value-type="string">
            <text:p>2,158731</text:p>
          </table:table-cell>
          <table:table-cell table:formula="oooc:=AVERAGE([.D3:.D12])" office:value-type="string">
            <text:p>1,637915</text:p>
          </table:table-cell>
          <table:table-cell table:formula="oooc:=AVERAGE([.E3:.E12])" office:value-type="string">
            <text:p>1,318001</text:p>
          </table:table-cell>
          <table:table-cell table:formula="oooc:=AVERAGE([.F3:.F12])" office:value-type="string">
            <text:p>1,080184</text:p>
          </table:table-cell>
          <table:table-cell table:formula="oooc:=AVERAGE([.G3:.G12])" office:value-type="string">
            <text:p>1,102869</text:p>
          </table:table-cell>
          <table:table-cell table:formula="oooc:=AVERAGE([.H3:.H12])" office:value-type="string">
            <text:p>1,164627</text:p>
          </table:table-cell>
          <table:table-cell table:formula="oooc:=AVERAGE([.I3:.I12])" office:value-type="string">
            <text:p>1,279632</text:p>
          </table:table-cell>
        </table:table-row>
      </table:table>
      <table:table table:name="Tempo em segundos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1" table:style-name="ro6"/>
        <table:table-row table:style-name="ro2"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++11</text:p>
          </table:table-cell>
          <table:table-cell table:formula="oooc:=['C++11'.B13]" office:value-type="string">
            <text:p>3,416405</text:p>
          </table:table-cell>
          <table:table-cell table:formula="oooc:=['C++11'.C13]" office:value-type="string">
            <text:p>2,385569</text:p>
          </table:table-cell>
          <table:table-cell table:formula="oooc:=['C++11'.D13]" office:value-type="string">
            <text:p>2,131956</text:p>
          </table:table-cell>
          <table:table-cell table:formula="oooc:=['C++11'.E13]" office:value-type="string">
            <text:p>2,107703</text:p>
          </table:table-cell>
          <table:table-cell table:formula="oooc:=['C++11'.F13]" office:value-type="string">
            <text:p>1,559316</text:p>
          </table:table-cell>
          <table:table-cell table:formula="oooc:=['C++11'.G13]" office:value-type="string">
            <text:p>1,512968</text:p>
          </table:table-cell>
          <table:table-cell table:formula="oooc:=['C++11'.H13]" office:value-type="string">
            <text:p>1,378796</text:p>
          </table:table-cell>
          <table:table-cell table:formula="oooc:=['C++11'.I13]" office:value-type="string">
            <text:p>1,135365</text:p>
          </table:table-cell>
        </table:table-row>
        <table:table-row table:style-name="ro2">
          <table:table-cell table:style-name="ce21" office:value-type="string">
            <text:p>Opem MP</text:p>
          </table:table-cell>
          <table:table-cell table:formula="oooc:=[OpemMP.B13]" office:value-type="string">
            <text:p>3,355511</text:p>
          </table:table-cell>
          <table:table-cell table:formula="oooc:=[OpemMP.C13]" office:value-type="string">
            <text:p>2,158731</text:p>
          </table:table-cell>
          <table:table-cell table:formula="oooc:=[OpemMP.D13]" office:value-type="string">
            <text:p>1,637915</text:p>
          </table:table-cell>
          <table:table-cell table:formula="oooc:=[OpemMP.E13]" office:value-type="string">
            <text:p>1,318001</text:p>
          </table:table-cell>
          <table:table-cell table:formula="oooc:=[OpemMP.F13]" office:value-type="string">
            <text:p>1,080184</text:p>
          </table:table-cell>
          <table:table-cell table:formula="oooc:=[OpemMP.G13]" office:value-type="string">
            <text:p>1,102869</text:p>
          </table:table-cell>
          <table:table-cell table:formula="oooc:=[OpemMP.H13]" office:value-type="string">
            <text:p>1,164627</text:p>
          </table:table-cell>
          <table:table-cell table:formula="oooc:=[OpemMP.I13]" office:value-type="string">
            <text:p>1,279632</text:p>
          </table:table-cell>
        </table:table-row>
        <table:table-row table:number-rows-repeated="6" table:style-name="ro6"/>
        <table:table-row table:style-name="ro6">
          <table:table-cell table:number-columns-repeated="2"/>
          <table:table-cell>
            <draw:frame table:end-cell-address="Tempo em segundos.I30" svg:x="0.24cm" svg:y="0.56cm" svg:width="15.87cm" svg:height="10.37cm" draw:z-index="0" draw:name="Chart 1" draw:style-name="gr4">
              <draw:object draw:notify-on-update-of-ranges="'Tempo em segundos'.B3:'Tempo em segundos'.I3 'Tempo em segundos'.B4:'Tempo em segundos'.I4 " xlink:href="./Object 3-0" xlink:type="simple" xlink:show="embed" xlink:actuate="onLoad"/>
              <draw:image xlink:href="./ObjectReplacements/Object 3-0" xlink:show="embed" xlink:actuate="onLoad"/>
            </draw:frame>
          </table:table-cell>
        </table:table-row>
      </table:table>
      <table:table table:name="SpeedUp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++1</text:p>
          </table:table-cell>
          <table:table-cell table:formula="oooc:=[Sequencial.$B1]/(['C++11'.B3])" office:value-type="string">
            <text:p>0,9460389012</text:p>
          </table:table-cell>
          <table:table-cell table:formula="oooc:=[Sequencial.$B1]/(['C++11'.C3])" office:value-type="string">
            <text:p>1,353802333</text:p>
          </table:table-cell>
          <table:table-cell table:formula="oooc:=[Sequencial.$B1]/(['C++11'.D3])" office:value-type="string">
            <text:p>1,516310187</text:p>
          </table:table-cell>
          <table:table-cell table:formula="oooc:=[Sequencial.$B1]/(['C++11'.E3])" office:value-type="string">
            <text:p>1,533388685</text:p>
          </table:table-cell>
          <table:table-cell table:formula="oooc:=[Sequencial.$B1]/(['C++11'.F3])" office:value-type="string">
            <text:p>2,077708349</text:p>
          </table:table-cell>
          <table:table-cell table:formula="oooc:=[Sequencial.$B1]/(['C++11'.G3])" office:value-type="string">
            <text:p>2,141602889</text:p>
          </table:table-cell>
          <table:table-cell table:formula="oooc:=[Sequencial.$B1]/(['C++11'.H3])" office:value-type="string">
            <text:p>2,341638712</text:p>
          </table:table-cell>
          <table:table-cell table:formula="oooc:=[Sequencial.$B1]/(['C++11'.I3])" office:value-type="string">
            <text:p>2,86273572</text:p>
          </table:table-cell>
        </table:table-row>
        <table:table-row table:style-name="ro2">
          <table:table-cell table:style-name="ce21" office:value-type="string">
            <text:p>OpemMp</text:p>
          </table:table-cell>
          <table:table-cell table:formula="oooc:=[Sequencial.$B1]/[OpemMP.B13]" office:value-type="string">
            <text:p>0,9631915973</text:p>
          </table:table-cell>
          <table:table-cell table:formula="oooc:=[Sequencial.$B1]/[OpemMP.C13]" office:value-type="string">
            <text:p>1,497175887</text:p>
          </table:table-cell>
          <table:table-cell table:formula="oooc:=[Sequencial.$B1]/[OpemMP.D13]" office:value-type="string">
            <text:p>1,97324037</text:p>
          </table:table-cell>
          <table:table-cell table:formula="oooc:=[Sequencial.$B1]/[OpemMP.E13]" office:value-type="string">
            <text:p>2,452198443</text:p>
          </table:table-cell>
          <table:table-cell table:formula="oooc:=[Sequencial.$B1]/[OpemMP.F13]" office:value-type="string">
            <text:p>2,99208283</text:p>
          </table:table-cell>
          <table:table-cell table:formula="oooc:=[Sequencial.$B1]/[OpemMP.G13]" office:value-type="string">
            <text:p>2,930538441</text:p>
          </table:table-cell>
          <table:table-cell table:formula="oooc:=[Sequencial.$B1]/[OpemMP.H13]" office:value-type="string">
            <text:p>2,775137447</text:p>
          </table:table-cell>
          <table:table-cell table:formula="oooc:=[Sequencial.$B1]/[OpemMP.I13]" office:value-type="string">
            <text:p>2,525726146</text:p>
          </table:table-cell>
        </table:table-row>
        <table:table-row table:number-rows-repeated="6" table:style-name="ro7"/>
        <table:table-row table:style-name="ro7">
          <table:table-cell table:number-columns-repeated="2"/>
          <table:table-cell>
            <draw:frame table:end-cell-address="SpeedUp.I29" svg:x="0.95cm" svg:y="0.56cm" svg:width="15.87cm" svg:height="10.4cm" draw:z-index="0" draw:name="Chart 2" draw:style-name="gr5">
              <draw:object draw:notify-on-update-of-ranges="SpeedUp.B2:SpeedUp.I2 SpeedUp.B3:SpeedUp.I3 " xlink:href="./Object 4-0" xlink:type="simple" xlink:show="embed" xlink:actuate="onLoad"/>
              <draw:image xlink:href="./ObjectReplacements/Object 4-0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4" xlink:show="embed" xlink:actuate="onLoad"/>
    <draw:fill-image draw:name="D5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equencial" style:display-name="PageStyle_Sequencial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++11" style:display-name="PageStyle_C++1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pemMP" style:display-name="PageStyle_OpemMP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empo em segundos" style:display-name="PageStyle_Tempo em segundo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peedUp" style:display-name="PageStyle_SpeedUp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</office:automatic-styles>
  <office:body>
    <office:chart>
      <chart:chart svg:width="15.87cm" svg:height="10.37cm" chart:class="chart:line" chart:style-name="ch1">
        <chart:title svg:x="1.88in" svg:y="0.1in" chart:style-name="ch2">
          <text:p>Tempo de execução</text:p>
        </chart:title>
        <chart:legend chart:legend-position="end" svg:x="5.1in" svg:y="1.83in" chart:style-name="ch3" chartooo:width="2.65cm" chartooo:height="1.27cm"/>
        <chart:plot-area table:cell-range-address="'Tempo em segundos'.B3:'Tempo em segundos'.I3 'Tempo em segundos'.B4:'Tempo em segundos'.I4" svg:x="0.98cm" svg:width="11.78cm" svg:y="1.22cm" svg:height="8.18cm" chart:style-name="ch4">
          <chart:axis chart:name="primary-x" chart:dimension="x" chart:style-name="ch5">
            <chart:categories table:cell-range-address="'Tempo em segundos'.B2:'Tempo em segundos'.I2" chart:style-name="ch5"/>
            <chart:title svg:x="2.08in" svg:y="3.78in" chart:style-name="ch6">
              <text:p>Número de Threads</text:p>
            </chart:title>
          </chart:axis>
          <chart:axis chart:name="primary-y" chart:dimension="y" chart:style-name="ch7">
            <chart:title svg:x="0.1in" svg:y="1.14in" chart:style-name="ch9">
              <text:p>Tempo em segundos</text:p>
            </chart:title>
            <chart:grid chart:class="major" chart:style-name="ch8"/>
          </chart:axis>
          <chart:series chart:values-cell-range-address="'Tempo em segundos'.B3:'Tempo em segundos'.I3" chart:class="chart:line" chart:label-cell-address="'Tempo em segundos'.A3" chart:style-name="ch10">
            <chart:data-point chart:style-name="ch11" chart:repeated="8"/>
          </chart:series>
          <chart:series chart:values-cell-range-address="'Tempo em segundos'.B4:'Tempo em segundos'.I4" chart:class="chart:line" chart:label-cell-address="'Tempo em segundos'.A4" chart:style-name="ch12">
            <chart:data-point chart:style-name="ch13" chart:repeated="8"/>
          </chart:series>
          <chart:wall chart:style-name="ch4"/>
        </chart:plot-area>
      </chart:chart>
    </office:chart>
  </office:body>
</office:document-content>
</file>

<file path=Object 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maximum="3.5" chart:minimum="0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</office:automatic-styles>
  <office:body>
    <office:chart>
      <chart:chart svg:width="15.87cm" svg:height="10.4cm" chart:class="chart:line" chart:style-name="ch1">
        <chart:title svg:x="2.2in" svg:y="0.1in" chart:style-name="ch2">
          <text:p>Escalabilidade</text:p>
        </chart:title>
        <chart:legend chart:legend-position="end" svg:x="5.15in" svg:y="1.84in" chart:style-name="ch3" chartooo:width="2.54cm" chartooo:height="1.27cm"/>
        <chart:plot-area table:cell-range-address="SpeedUp.B2:SpeedUp.I2 SpeedUp.B3:SpeedUp.I3" svg:x="0.98cm" svg:width="11.88cm" svg:y="1.22cm" svg:height="8.2cm" chart:style-name="ch4">
          <chart:axis chart:name="primary-x" chart:dimension="x" chart:style-name="ch5">
            <chart:categories table:cell-range-address="SpeedUp.B1:SpeedUp.I1" chart:style-name="ch5"/>
            <chart:title svg:x="2.1in" svg:y="3.79in" chart:style-name="ch6">
              <text:p>Número de Threads</text:p>
            </chart:title>
          </chart:axis>
          <chart:axis chart:name="primary-y" chart:dimension="y" chart:style-name="ch7">
            <chart:title svg:x="0.1in" svg:y="1.6in" chart:style-name="ch9">
              <text:p>SpeedUp</text:p>
            </chart:title>
            <chart:grid chart:class="major" chart:style-name="ch8"/>
          </chart:axis>
          <chart:series chart:values-cell-range-address="SpeedUp.B2:SpeedUp.I2" chart:class="chart:line" chart:label-cell-address="SpeedUp.A2" chart:style-name="ch10">
            <chart:data-point chart:style-name="ch11" chart:repeated="8"/>
          </chart:series>
          <chart:series chart:values-cell-range-address="SpeedUp.B3:SpeedUp.I3" chart:class="chart:line" chart:label-cell-address="SpeedUp.A3" chart:style-name="ch12">
            <chart:data-point chart:style-name="ch13" chart:repeated="8"/>
          </chart:series>
          <chart:wall chart:style-name="ch4"/>
        </chart:plot-area>
      </chart:chart>
    </office:chart>
  </office:body>
</office:document-content>
</file>